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adornments="Normal" style:font-family-generic="swiss" style:font-pitch="variable"/>
    <style:font-face style:name="Consolas" svg:font-family="Consolas" style:font-adornments="Negrita" style:font-family-generic="modern" style:font-pitch="fixed"/>
    <style:font-face style:name="Consolas1" svg:font-family="Consolas" style:font-adornments="Normal" style:font-family-generic="modern" style:font-pitch="fixed"/>
    <style:font-face style:name="Consolas2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cccccc" loext:opacity="100%" style:font-name="Consolas2" fo:font-size="10.5pt" fo:font-weight="normal" officeooo:rsid="00c48c11" officeooo:paragraph-rsid="00c48c11" fo:background-color="#1f1f1f"/>
    </style:style>
    <style:style style:name="P2" style:family="paragraph" style:parent-style-name="Heading_20_1">
      <style:paragraph-properties fo:text-align="center" style:justify-single-word="false"/>
      <style:text-properties officeooo:rsid="00c48c11" officeooo:paragraph-rsid="00c48c11"/>
    </style:style>
    <style:style style:name="P3" style:family="paragraph" style:parent-style-name="Text_20_body">
      <style:paragraph-properties fo:text-align="justify" style:justify-single-word="false"/>
      <style:text-properties officeooo:rsid="00c48c11" officeooo:paragraph-rsid="00c48c11"/>
    </style:style>
    <style:style style:name="P4" style:family="paragraph" style:parent-style-name="Text_20_body">
      <style:text-properties officeooo:rsid="00c48c11" officeooo:paragraph-rsid="00c48c11"/>
    </style:style>
    <style:style style:name="P5" style:family="paragraph" style:parent-style-name="Text_20_body">
      <style:text-properties fo:font-style="italic" officeooo:rsid="00c48c11" officeooo:paragraph-rsid="00c48c11" style:font-style-asian="italic" style:font-style-complex="italic"/>
    </style:style>
    <style:style style:name="P6" style:family="paragraph" style:parent-style-name="Text_20_body">
      <style:text-properties fo:font-style="normal" officeooo:rsid="00c4f5b3" officeooo:paragraph-rsid="00c4f5b3" style:font-style-asian="normal" style:font-style-complex="normal"/>
    </style:style>
    <style:style style:name="P7" style:family="paragraph" style:parent-style-name="Text_20_body">
      <style:text-properties fo:font-style="normal" officeooo:rsid="00c56e58" officeooo:paragraph-rsid="00c56e58" style:font-style-asian="normal" style:font-style-complex="normal"/>
    </style:style>
    <style:style style:name="P8" style:family="paragraph" style:parent-style-name="Text_20_body">
      <style:text-properties officeooo:paragraph-rsid="00c56e58"/>
    </style:style>
    <style:style style:name="P9" style:family="paragraph" style:parent-style-name="Text_20_body">
      <style:text-properties officeooo:rsid="00c56e58" officeooo:paragraph-rsid="00c56e58"/>
    </style:style>
    <style:style style:name="T1" style:family="text">
      <style:text-properties fo:color="#569cd6" loext:opacity="100%"/>
    </style:style>
    <style:style style:name="T2" style:family="text">
      <style:text-properties fo:color="#569cd6" loext:opacity="100%" style:font-name="Consolas2" fo:font-size="10.5pt" fo:font-weight="normal"/>
    </style:style>
    <style:style style:name="T3" style:family="text">
      <style:text-properties fo:color="#569cd6" loext:opacity="100%" style:font-name="Consolas2" fo:font-size="10.5pt" fo:font-style="italic" fo:font-weight="normal" style:font-style-asian="italic" style:font-style-complex="italic"/>
    </style:style>
    <style:style style:name="T4" style:family="text">
      <style:text-properties fo:color="#9cdcfe" loext:opacity="100%"/>
    </style:style>
    <style:style style:name="T5" style:family="text">
      <style:text-properties fo:color="#9cdcfe" loext:opacity="100%" style:font-name="Consolas2" fo:font-size="10.5pt" fo:font-weight="normal"/>
    </style:style>
    <style:style style:name="T6" style:family="text">
      <style:text-properties fo:color="#9cdcfe" loext:opacity="100%" style:font-name="Consolas2" fo:font-size="10.5pt" fo:font-style="italic" fo:font-weight="normal" style:font-style-asian="italic" style:font-style-complex="italic"/>
    </style:style>
    <style:style style:name="T7" style:family="text">
      <style:text-properties fo:color="#ce9178" loext:opacity="100%"/>
    </style:style>
    <style:style style:name="T8" style:family="text">
      <style:text-properties fo:color="#ce9178" loext:opacity="100%" style:font-name="Consolas2" fo:font-size="10.5pt" fo:font-weight="normal"/>
    </style:style>
    <style:style style:name="T9" style:family="text">
      <style:text-properties fo:color="#dcdcaa" loext:opacity="100%"/>
    </style:style>
    <style:style style:name="T10" style:family="text">
      <style:text-properties fo:color="#dcdcaa" loext:opacity="100%" style:font-name="Consolas2" fo:font-size="10.5pt" fo:font-weight="normal"/>
    </style:style>
    <style:style style:name="T11" style:family="text">
      <style:text-properties fo:color="#dcdcaa" loext:opacity="100%" style:font-name="Consolas2" fo:font-size="10.5pt" fo:font-style="italic" fo:font-weight="normal" style:font-style-asian="italic" style:font-style-complex="italic"/>
    </style:style>
    <style:style style:name="T12" style:family="text">
      <style:text-properties fo:color="#4fc1ff" loext:opacity="100%" style:font-name="Consolas2" fo:font-size="10.5pt" fo:font-weight="normal"/>
    </style:style>
    <style:style style:name="T13" style:family="text">
      <style:text-properties fo:color="#4fc1ff" loext:opacity="100%" style:font-name="Consolas2" fo:font-size="10.5pt" fo:font-style="italic" fo:font-weight="normal" style:font-style-asian="italic" style:font-style-complex="italic"/>
    </style:style>
    <style:style style:name="T14" style:family="text">
      <style:text-properties fo:color="#d4d4d4" loext:opacity="100%" style:font-name="Consolas2" fo:font-size="10.5pt" fo:font-weight="normal"/>
    </style:style>
    <style:style style:name="T15" style:family="text">
      <style:text-properties fo:color="#d4d4d4" loext:opacity="100%" style:font-name="Consolas2" fo:font-size="10.5pt" fo:font-style="italic" fo:font-weight="normal" style:font-style-asian="italic" style:font-style-complex="italic"/>
    </style:style>
    <style:style style:name="T16" style:family="text">
      <style:text-properties fo:color="#4ec9b0" loext:opacity="100%"/>
    </style:style>
    <style:style style:name="T17" style:family="text">
      <style:text-properties fo:color="#4ec9b0" loext:opacity="100%" style:font-name="Consolas2" fo:font-size="10.5pt" fo:font-weight="normal"/>
    </style:style>
    <style:style style:name="T18" style:family="text">
      <style:text-properties fo:color="#4ec9b0" loext:opacity="100%" style:font-name="Consolas2" fo:font-size="10.5pt" fo:font-style="italic" fo:font-weight="normal" style:font-style-asian="italic" style:font-style-complex="italic"/>
    </style:style>
    <style:style style:name="T19" style:family="text">
      <style:text-properties style:font-name="Consolas2" fo:font-size="10.5pt" fo:font-weight="normal"/>
    </style:style>
    <style:style style:name="T20" style:family="text">
      <style:text-properties style:font-name="Consolas2" fo:font-size="10.5pt" fo:font-style="italic" fo:font-weight="normal" style:font-style-asian="italic" style:font-style-complex="italic"/>
    </style:style>
    <style:style style:name="T21" style:family="text">
      <style:text-properties fo:color="#6a9955" loext:opacity="100%" style:font-name="Consolas2" fo:font-size="10.5pt" fo:font-weight="normal"/>
    </style:style>
    <style:style style:name="T22" style:family="text">
      <style:text-properties fo:color="#c586c0" loext:opacity="100%" style:font-name="Consolas2" fo:font-size="10.5pt" fo:font-weight="normal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officeooo:rsid="00c4f5b3"/>
    </style:style>
    <style:style style:name="T25" style:family="text">
      <style:text-properties fo:font-style="normal" officeooo:rsid="00c56e58" style:font-style-asian="normal" style:font-style-complex="normal"/>
    </style:style>
    <style:style style:name="T26" style:family="text">
      <style:text-properties fo:color="#b5cea8" loext:opacity="100%" style:font-name="Consolas2" fo:font-size="10.5pt" fo:font-weight="normal"/>
    </style:style>
    <style:style style:name="T27" style:family="text">
      <style:text-properties officeooo:rsid="00c504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TESTING ROUTING</text:h>
      <text:p text:style-name="P3">** testear una redirección:</text:p>
      <text:p text:style-name="P1"><text:span text:style-name="T9">expect</text:span>(<text:span text:style-name="T4">router</text:span>.<text:span text:style-name="T9">navigateByUrl</text:span>).<text:span text:style-name="T9">toHaveBeenCalledWith</text:span>(<text:span text:style-name="T7">'/login'</text:span>);</text:p>
      <text:p text:style-name="P3"/>
      <text:p text:style-name="P3">** Para testear Activate Route no es tan sencillo por lo que creamos un helper que es lo mas parecido a poder leer parametros de la ruta: <text:span text:style-name="T23">activated-route-stub.ts.</text:span></text:p>
      <text:p text:style-name="P4">En el spec:</text:p>
      <text:p text:style-name="Quotations"><text:span text:style-name="T9">describe</text:span>(<text:span text:style-name="T7">'ProductDetailComponent'</text:span>, () <text:span text:style-name="T1">=&gt;</text:span> {</text:p>
      <text:p text:style-name="Quotations"><text:s text:c="2"/><text:span text:style-name="T2">let</text:span><text:span text:style-name="T19"> </text:span><text:span text:style-name="T5">component</text:span><text:span text:style-name="T14">:</text:span><text:span text:style-name="T19"> </text:span><text:span text:style-name="T17">ProductDetailComponent</text:span><text:span text:style-name="T19">;</text:span></text:p>
      <text:p text:style-name="Quotations"><text:s text:c="2"/><text:span text:style-name="T2">let</text:span><text:span text:style-name="T19"> </text:span><text:span text:style-name="T5">fixture</text:span><text:span text:style-name="T14">:</text:span><text:span text:style-name="T19"> </text:span><text:span text:style-name="T17">ComponentFixture</text:span><text:span text:style-name="T19">&lt;</text:span><text:span text:style-name="T17">ProductDetailComponent</text:span><text:span text:style-name="T19">&gt;;</text:span></text:p>
      <text:p text:style-name="Quotations"><text:s text:c="2"/><text:span text:style-name="T2">let</text:span><text:span text:style-name="T19"> </text:span><text:span text:style-name="T5">route</text:span><text:span text:style-name="T14">:</text:span><text:span text:style-name="T19"> </text:span><text:span text:style-name="T17">ActivatedRouteStub</text:span><text:span text:style-name="T19">;</text:span></text:p>
      <text:p text:style-name="Quotations"/>
      <text:p text:style-name="Quotations"><text:s text:c="2"/><text:span text:style-name="T10">beforeEach</text:span><text:span text:style-name="T19">(</text:span><text:span text:style-name="T2">async</text:span><text:span text:style-name="T19"> () </text:span><text:span text:style-name="T2">=&gt;</text:span><text:span text:style-name="T19"> {</text:span></text:p>
      <text:p text:style-name="Quotations"><text:s text:c="4"/><text:span text:style-name="T2">const</text:span><text:span text:style-name="T19"> </text:span><text:span text:style-name="T12">routeStub</text:span><text:span text:style-name="T19"> </text:span><text:span text:style-name="T14">=</text:span><text:span text:style-name="T19"> </text:span><text:span text:style-name="T2">new</text:span><text:span text:style-name="T19"> </text:span><text:span text:style-name="T17">ActivatedRouteStub</text:span><text:span text:style-name="T19">();</text:span></text:p>
      <text:p text:style-name="Quotations"><text:s text:c="4"/><text:span text:style-name="T22">await</text:span><text:span text:style-name="T19"> </text:span><text:span text:style-name="T17">TestBed</text:span><text:span text:style-name="T19">.</text:span><text:span text:style-name="T10">configureTestingModule</text:span><text:span text:style-name="T19">({</text:span></text:p>
      <text:p text:style-name="Quotations"><text:s text:c="6"/><text:span text:style-name="T5">declarations:</text:span><text:span text:style-name="T19"> [ </text:span><text:span text:style-name="T17">ProductDetailComponent</text:span><text:span text:style-name="T19"> ],</text:span></text:p>
      <text:p text:style-name="Quotations"><text:s text:c="6"/><text:span text:style-name="T5">providers:</text:span><text:span text:style-name="T19"> [</text:span></text:p>
      <text:p text:style-name="Quotations"><text:s text:c="8"/><text:span text:style-name="T19">{</text:span></text:p>
      <text:p text:style-name="Quotations"><text:s text:c="10"/><text:span text:style-name="T17">providers</text:span><text:span text:style-name="T5">:</text:span><text:span text:style-name="T19"> </text:span><text:span text:style-name="T17">ActivatedRoute</text:span><text:span text:style-name="T19">, </text:span><text:span text:style-name="T5">useValue:</text:span><text:span text:style-name="T19"> </text:span><text:span text:style-name="T12">routeStub</text:span></text:p>
      <text:p text:style-name="Quotations"><text:s text:c="8"/><text:span text:style-name="T19">}</text:span></text:p>
      <text:p text:style-name="Quotations"><text:s text:c="6"/><text:span text:style-name="T19">]</text:span></text:p>
      <text:p text:style-name="Quotations"><text:s text:c="4"/><text:span text:style-name="T19">})</text:span></text:p>
      <text:p text:style-name="Quotations"><text:s text:c="4"/><text:span text:style-name="T19">.</text:span><text:span text:style-name="T10">compileComponents</text:span><text:span text:style-name="T19">();</text:span></text:p>
      <text:p text:style-name="Quotations"><text:s text:c="2"/><text:span text:style-name="T19">});</text:span></text:p>
      <text:p text:style-name="Quotations"/>
      <text:p text:style-name="Quotations"><text:s text:c="2"/><text:span text:style-name="T10">beforeEach</text:span><text:span text:style-name="T19">(() </text:span><text:span text:style-name="T2">=&gt;</text:span><text:span text:style-name="T19"> {</text:span></text:p>
      <text:p text:style-name="Quotations"><text:s text:c="4"/><text:span text:style-name="T5">fixture</text:span><text:span text:style-name="T19"> </text:span><text:span text:style-name="T14">=</text:span><text:span text:style-name="T19"> </text:span><text:span text:style-name="T17">TestBed</text:span><text:span text:style-name="T19">.</text:span><text:span text:style-name="T10">createComponent</text:span><text:span text:style-name="T19">(</text:span><text:span text:style-name="T17">ProductDetailComponent</text:span><text:span text:style-name="T19">);</text:span></text:p>
      <text:p text:style-name="Quotations"><text:s text:c="4"/><text:span text:style-name="T5">component</text:span><text:span text:style-name="T19"> </text:span><text:span text:style-name="T14">=</text:span><text:span text:style-name="T19"> </text:span><text:span text:style-name="T5">fixture</text:span><text:span text:style-name="T19">.</text:span><text:span text:style-name="T5">componentInstance</text:span><text:span text:style-name="T19">;</text:span></text:p>
      <text:p text:style-name="Quotations"><text:s text:c="4"/><text:span text:style-name="T5">route</text:span><text:span text:style-name="T19"> </text:span><text:span text:style-name="T14">=</text:span><text:span text:style-name="T19"> </text:span><text:span text:style-name="T17">TestBed</text:span><text:span text:style-name="T19">.</text:span><text:span text:style-name="T10">inject</text:span><text:span text:style-name="T19">(</text:span><text:span text:style-name="T17">ActivatedRoute</text:span><text:span text:style-name="T19">) </text:span><text:span text:style-name="T22">as</text:span><text:span text:style-name="T19"> </text:span><text:span text:style-name="T17">unknown</text:span><text:span text:style-name="T19"> </text:span><text:span text:style-name="T22">as</text:span><text:span text:style-name="T19"> </text:span><text:span text:style-name="T17">ActivatedRouteStub</text:span><text:span text:style-name="T19">;</text:span></text:p>
      <text:p text:style-name="Quotations"><text:s text:c="4"/><text:span text:style-name="T5">fixture</text:span><text:span text:style-name="T19">.</text:span><text:span text:style-name="T10">detectChanges</text:span><text:span text:style-name="T19">();</text:span></text:p>
      <text:p text:style-name="Quotations"><text:s text:c="2"/><text:span text:style-name="T19">});</text:span></text:p>
      <text:p text:style-name="P4"/>
      <text:p text:style-name="P5">ver: product-detail.component.spec.ts</text:p>
      <text:p text:style-name="P6">** De igual modo para testear los routerLink, se debe crear un subtituto: <text:span text:style-name="T23">router-link-directive-stub.ts.</text:span></text:p>
      <text:p text:style-name="P6"><text:span text:style-name="T23">En en spec:</text:span></text:p>
      <text:p text:style-name="Quotations"><text:span text:style-name="T23"><text:s/></text:span><text:span text:style-name="T11">beforeEach</text:span><text:span text:style-name="T20">(</text:span><text:span text:style-name="T3">async</text:span><text:span text:style-name="T20"> () </text:span><text:span text:style-name="T3">=&gt;</text:span><text:span text:style-name="T20"> {</text:span></text:p>
      <text:p text:style-name="Quotations"><text:s text:c="4"/><text:span text:style-name="T22">await</text:span><text:span text:style-name="T19"> </text:span><text:span text:style-name="T17">TestBed</text:span><text:span text:style-name="T19">.</text:span><text:span text:style-name="T10">configureTestingModule</text:span><text:span text:style-name="T19">({</text:span></text:p>
      <text:p text:style-name="Quotations"><text:s text:c="6"/><text:span text:style-name="T5">imports:</text:span><text:span text:style-name="T19"> [</text:span></text:p>
      <text:p text:style-name="Quotations"><text:s text:c="8"/><text:span text:style-name="T17">RouterTestingModule</text:span></text:p>
      <text:p text:style-name="Quotations"><text:s text:c="6"/><text:span text:style-name="T19">],</text:span></text:p>
      <text:p text:style-name="Quotations"><text:s text:c="6"/><text:span text:style-name="T5">declarations:</text:span><text:span text:style-name="T19"> [</text:span></text:p>
      <text:p text:style-name="Quotations"><text:s text:c="8"/><text:span text:style-name="T17">AppComponent</text:span><text:span text:style-name="T19">,</text:span></text:p>
      <text:p text:style-name="Quotations"><text:s text:c="8"/><text:span text:style-name="T17">RouterLinkDirectiveStub</text:span></text:p>
      <text:p text:style-name="Quotations"><text:s text:c="6"/><text:span text:style-name="T19">],</text:span></text:p>
      <text:p text:style-name="Quotations"><text:soft-page-break/><text:s text:c="4"/><text:span text:style-name="T19">}).</text:span><text:span text:style-name="T10">compileComponents</text:span><text:span text:style-name="T19">();</text:span></text:p>
      <text:p text:style-name="Quotations"><text:s text:c="2"/><text:span text:style-name="T19">});</text:span></text:p>
      <text:p text:style-name="P6"><text:span text:style-name="T23"/></text:p>
      <text:p text:style-name="P6">ver pruebas en<text:span text:style-name="T23">: app.component.spec.ts</text:span></text:p>
      <text:p text:style-name="P6"><text:span text:style-name="T23">** Obtener los links a los que redireccionan los routerLink:</text:span></text:p>
      <text:p text:style-name="Quotations"><text:span text:style-name="T23"><text:s/></text:span><text:span text:style-name="T3">const</text:span><text:span text:style-name="T20"> </text:span><text:span text:style-name="T13">links</text:span><text:span text:style-name="T20"> </text:span><text:span text:style-name="T15">=</text:span><text:span text:style-name="T20"> </text:span><text:span text:style-name="T11">queryAllByDirective</text:span><text:span text:style-name="T20">(</text:span><text:span text:style-name="T6">fixture</text:span><text:span text:style-name="T20">, </text:span><text:span text:style-name="T18">RouterLinkDirectiveStub</text:span><text:span text:style-name="T20">);</text:span></text:p>
      <text:p text:style-name="Quotations"><text:s text:c="4"/><text:span text:style-name="T2">const</text:span><text:span text:style-name="T19"> </text:span><text:span text:style-name="T12">routerLinks</text:span><text:span text:style-name="T19"> </text:span><text:span text:style-name="T14">=</text:span><text:span text:style-name="T19"> </text:span><text:span text:style-name="T12">links</text:span><text:span text:style-name="T19">.</text:span><text:span text:style-name="T10">map</text:span><text:span text:style-name="T19">(</text:span><text:span text:style-name="T5">link</text:span><text:span text:style-name="T19"> </text:span><text:span text:style-name="T2">=&gt;</text:span><text:span text:style-name="T19"> </text:span><text:span text:style-name="T5">link</text:span><text:span text:style-name="T19">.</text:span><text:span text:style-name="T5">injector</text:span><text:span text:style-name="T19">.</text:span><text:span text:style-name="T10">get</text:span><text:span text:style-name="T19">(</text:span><text:span text:style-name="T17">RouterLinkDirectiveStub</text:span><text:span text:style-name="T19">));</text:span></text:p>
      <text:p text:style-name="Quotations"><text:s text:c="4"/><text:span text:style-name="T21">// Assert</text:span></text:p>
      <text:p text:style-name="Quotations"><text:s text:c="4"/><text:span text:style-name="T10">expect</text:span><text:span text:style-name="T19">(</text:span><text:span text:style-name="T12">links</text:span><text:span text:style-name="T19">.</text:span><text:span text:style-name="T5">length</text:span><text:span text:style-name="T19">).</text:span><text:span text:style-name="T10">toEqual</text:span><text:span text:style-name="T19">(</text:span><text:span text:style-name="T26">7</text:span><text:span text:style-name="T19">);</text:span></text:p>
      <text:p text:style-name="Quotations"><text:s text:c="4"/><text:span text:style-name="T10">expect</text:span><text:span text:style-name="T19">(</text:span><text:span text:style-name="T12">routerLinks</text:span><text:span text:style-name="T19">[</text:span><text:span text:style-name="T26">0</text:span><text:span text:style-name="T19">].</text:span><text:span text:style-name="T5">linkParams</text:span><text:span text:style-name="T19">).</text:span><text:span text:style-name="T10">toEqual</text:span><text:span text:style-name="T19">(</text:span><text:span text:style-name="T8">'/'</text:span><text:span text:style-name="T19">);</text:span></text:p>
      <text:p text:style-name="Quotations"><text:s text:c="4"/><text:span text:style-name="T10">expect</text:span><text:span text:style-name="T19">(</text:span><text:span text:style-name="T12">routerLinks</text:span><text:span text:style-name="T19">[</text:span><text:span text:style-name="T26">1</text:span><text:span text:style-name="T19">].</text:span><text:span text:style-name="T5">linkParams</text:span><text:span text:style-name="T19">).</text:span><text:span text:style-name="T10">toEqual</text:span><text:span text:style-name="T19">(</text:span><text:span text:style-name="T8">'/auth/register'</text:span><text:span text:style-name="T19">);</text:span></text:p>
      <text:p text:style-name="P6"><text:span text:style-name="T23"/></text:p>
      <text:p text:style-name="P7"><text:span text:style-name="T23">+ </text:span>TEST PARA COMPONENTES ANIDADOS:</text:p>
      <text:p text:style-name="P7">- se pueden hacer de tres maneras:</text:p>
      <text:p text:style-name="P7">1) importar el componente completo, complicaria si el componente contiene mucha logica.</text:p>
      <text:p text:style-name="P8"><text:span text:style-name="T25">2)</text:span>schemas: [NO_ERRORS_SCHEMA]: <text:span text:style-name="T24">Ignorar las cosas que noreconoce como &lt;app-banner&gt;, </text:span><text:span text:style-name="T27">estos se muestran como warnings</text:span></text:p>
      <text:p text:style-name="P9">3) crear una copia del cliente:</text:p>
      <text:p text:style-name="Quotations">@<text:span text:style-name="T16">Component</text:span>({</text:p>
      <text:p text:style-name="Quotations"><text:s text:c="2"/><text:span text:style-name="T5">selector:</text:span><text:span text:style-name="T19"> </text:span><text:span text:style-name="T8">'app-banner'</text:span></text:p>
      <text:p text:style-name="Quotations">})</text:p>
      <text:p text:style-name="Quotations"><text:span text:style-name="T1">class</text:span> <text:span text:style-name="T16">BannerComponentStub</text:span> {}</text:p>
      <text:p text:style-name="Quotations"/>
      <text:p text:style-name="Quotations">@<text:span text:style-name="T16">Component</text:span>({</text:p>
      <text:p text:style-name="Quotations"><text:s text:c="2"/><text:span text:style-name="T5">selector:</text:span><text:span text:style-name="T19"> </text:span><text:span text:style-name="T8">'app-footer'</text:span></text:p>
      <text:p text:style-name="Quotations">})</text:p>
      <text:p text:style-name="Quotations"><text:span text:style-name="T1">class</text:span> <text:span text:style-name="T16">FootComponentStub</text:span> {}</text:p>
      <text:p text:style-name="Quotations">…</text:p>
      <text:p text:style-name="Quotations"><text:span text:style-name="T4">declarations:</text:span> [</text:p>
      <text:p text:style-name="Quotations"><text:s text:c="8"/><text:span text:style-name="T17">AppComponent</text:span><text:span text:style-name="T19">,</text:span></text:p>
      <text:p text:style-name="Quotations"><text:s text:c="8"/><text:span text:style-name="T17">RouterLinkDirectiveStub</text:span><text:span text:style-name="T19">,</text:span></text:p>
      <text:p text:style-name="Quotations"><text:s text:c="8"/><text:span text:style-name="T17">BannerComponentStub</text:span><text:span text:style-name="T19">,</text:span></text:p>
      <text:p text:style-name="Quotations"><text:s text:c="8"/><text:span text:style-name="T17">FootComponentStub</text:span></text:p>
      <text:p text:style-name="Quotations"><text:s text:c="6"/><text:span text:style-name="T19">],</text:span></text:p>
      <text:p text:style-name="P9"/>
      <text:p text:style-name="P6"><text:span text:style-name="T2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adornments="Normal" style:font-family-generic="swiss" style:font-pitch="variable"/>
    <style:font-face style:name="Consolas" svg:font-family="Consolas" style:font-adornments="Negrita" style:font-family-generic="modern" style:font-pitch="fixed"/>
    <style:font-face style:name="Consolas1" svg:font-family="Consolas" style:font-adornments="Normal" style:font-family-generic="modern" style:font-pitch="fixed"/>
    <style:font-face style:name="Consolas2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CO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 Light" fo:font-family="'Calibri Light'" style:font-style-name="Normal" style:font-family-generic="swiss" style:font-pitch="variable" fo:font-weight="25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00%" fo:text-align="justify" style:justify-single-word="false">
        <style:tab-stops/>
      </style:paragraph-properties>
      <style:text-properties style:font-name="Calibri Light" fo:font-family="'Calibri Light'" style:font-style-name="Normal" style:font-family-generic="swiss" style:font-pitch="variable" fo:font-weight="250" officeooo:rsid="00ab1405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 style:master-page-name="">
      <loext:graphic-properties draw:fill="solid" draw:fill-color="#000000"/>
      <style:paragraph-properties fo:margin-left="0cm" fo:margin-right="0cm" fo:margin-top="0cm" fo:margin-bottom="0cm" style:contextual-spacing="false" fo:line-height="100%" fo:text-indent="0cm" style:auto-text-indent="false" style:page-number="auto" fo:background-color="#000000">
        <style:tab-stops>
          <style:tab-stop style:position="0.499cm"/>
        </style:tab-stops>
      </style:paragraph-properties>
      <style:text-properties style:font-name="Consolas1" fo:font-family="Consolas" style:font-style-name="Normal" style:font-family-generic="modern" style:font-pitch="fixed" fo:font-size="11pt" fo:font-weight="normal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solid" draw:fill-color="#3465a4"/>
      <style:paragraph-properties fo:margin-top="0cm" fo:margin-bottom="0cm" style:contextual-spacing="false" fo:text-align="justify" style:justify-single-word="false" fo:background-color="#3465a4"/>
      <style:text-properties fo:color="#e6e905" loext:opacity="100%" style:font-name="Consolas" fo:font-family="Consolas" style:font-style-name="Negrita" style:font-family-generic="modern" style:font-pitch="fixed" fo:font-size="11pt" fo:font-style="normal" fo:font-weight="bold" officeooo:rsid="00061e22" style:font-size-asian="12pt" style:font-style-asian="italic" style:font-weight-asian="normal" style:font-size-complex="12pt" style:font-style-complex="italic" style:font-weight-complex="norm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31T11:03:57.605000000</meta:creation-date>
    <dc:date>2023-08-30T10:31:30.584000000</dc:date>
    <meta:editing-duration>P6DT16H9M38S</meta:editing-duration>
    <meta:editing-cycles>188</meta:editing-cycles>
    <meta:generator>LibreOffice/7.5.3.2$Windows_X86_64 LibreOffice_project/9f56dff12ba03b9acd7730a5a481eea045e468f3</meta:generator>
    <meta:document-statistic meta:table-count="0" meta:image-count="0" meta:object-count="0" meta:page-count="2" meta:paragraph-count="69" meta:word-count="228" meta:character-count="2333" meta:non-whitespace-character-count="1962"/>
  </office:meta>
</office:document-meta>
</file>